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ConsumoDispositivos" style:family="table">
      <style:table-properties style:width="17.013cm" fo:margin-left="0cm" table:align="left"/>
    </style:style>
    <style:style style:name="ConsumoDispositivos.A" style:family="table-column">
      <style:table-column-properties style:column-width="4.249cm"/>
    </style:style>
    <style:style style:name="ConsumoDispositivos.B" style:family="table-column">
      <style:table-column-properties style:column-width="8.742cm"/>
    </style:style>
    <style:style style:name="ConsumoDispositivos.C" style:family="table-column">
      <style:table-column-properties style:column-width="1.905cm"/>
    </style:style>
    <style:style style:name="ConsumoDispositivos.D" style:family="table-column">
      <style:table-column-properties style:column-width="2.117cm"/>
    </style:style>
    <style:style style:name="ConsumoDispositivo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sumoDispositivos.D1" style:family="table-cell">
      <style:table-cell-properties fo:padding="0.097cm" fo:border="0.05pt solid #000000"/>
    </style:style>
    <style:style style:name="ConsumoDispositivos.A2" style:family="table-cell">
      <style:table-cell-properties fo:padding="0.097cm" fo:border-left="0.05pt solid #000000" fo:border-right="none" fo:border-top="none" fo:border-bottom="0.05pt solid #000000"/>
    </style:style>
    <style:style style:name="ConsumoDispositivo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8c23" officeooo:paragraph-rsid="00068c23"/>
    </style:style>
    <style:style style:name="P2" style:family="paragraph" style:parent-style-name="Table_20_Contents">
      <style:paragraph-properties fo:text-align="center" style:justify-single-word="false"/>
      <style:text-properties fo:font-size="13pt" fo:font-weight="bold" officeooo:rsid="00016a1a" officeooo:paragraph-rsid="00016a1a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3pt" fo:font-weight="bold" officeooo:rsid="00016a1a" officeooo:paragraph-rsid="0004a27c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officeooo:rsid="0001bb9d" officeooo:paragraph-rsid="0001bb9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3pt" fo:font-weight="bold" officeooo:rsid="0001bb9d" officeooo:paragraph-rsid="0004a27c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3pt" fo:font-weight="bold" officeooo:rsid="0002f5b4" officeooo:paragraph-rsid="0002f5b4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3pt" fo:font-weight="bold" officeooo:rsid="00033249" officeooo:paragraph-rsid="00033249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officeooo:rsid="00033249" officeooo:paragraph-rsid="0004a27c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bold" officeooo:rsid="00037158" officeooo:paragraph-rsid="00037158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004a27c" officeooo:paragraph-rsid="0004a27c" style:font-size-asian="13pt" style:font-weight-asian="bold" style:font-size-complex="13pt" style:font-weight-complex="bold"/>
    </style:style>
    <style:style style:name="P11" style:family="paragraph" style:parent-style-name="Text_20_body">
      <style:text-properties officeooo:rsid="0004a27c" officeooo:paragraph-rsid="0004a27c"/>
    </style:style>
    <style:style style:name="P12" style:family="paragraph" style:parent-style-name="Title">
      <style:text-properties officeooo:rsid="0004a27c" officeooo:paragraph-rsid="0004a27c"/>
    </style:style>
    <style:style style:name="P13" style:family="paragraph" style:parent-style-name="Table">
      <style:paragraph-properties fo:text-align="center" style:justify-single-word="false"/>
    </style:style>
    <style:style style:name="T1" style:family="text">
      <style:text-properties officeooo:rsid="0001bb9d"/>
    </style:style>
    <style:style style:name="T2" style:family="text">
      <style:text-properties officeooo:rsid="00033249"/>
    </style:style>
    <style:style style:name="T3" style:family="text">
      <style:text-properties officeooo:rsid="0004a27c"/>
    </style:style>
    <style:style style:name="fr1" style:family="graphic" style:parent-style-name="Frame">
      <style:graphic-properties style:vertical-pos="top" style:vertical-rel="paragraph-content" style:horizontal-pos="center" style:horizontal-rel="paragraph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ower budget</text:p>
      <text:p text:style-name="P11"><draw:frame draw:style-name="fr1" draw:name="Marco1" text:anchor-type="paragraph" draw:z-index="0"><draw:text-box fo:min-height="8.308cm" fo:min-width="17.316cm"><table:table table:name="ConsumoDispositivos" table:style-name="ConsumoDispositivos"><table:table-column table:style-name="ConsumoDispositivos.A"/><table:table-column table:style-name="ConsumoDispositivos.B"/><table:table-column table:style-name="ConsumoDispositivos.C"/><table:table-column table:style-name="ConsumoDispositivos.D"/><table:table-row table:style-name="TableLine1764320460320"><table:table-cell table:style-name="ConsumoDispositivos.A1" office:value-type="string"><text:p text:style-name="P10">Dispositivo</text:p></table:table-cell><table:table-cell table:style-name="ConsumoDispositivos.A1" office:value-type="string"><text:p text:style-name="P10">Descripción</text:p></table:table-cell><table:table-cell table:style-name="ConsumoDispositivos.A1" office:value-type="string"><text:p text:style-name="P10">Medida</text:p></table:table-cell><table:table-cell table:style-name="ConsumoDispositivos.D1" office:value-type="string"><text:p text:style-name="P10">Unidades</text:p></table:table-cell></table:table-row><table:table-row table:style-name="TableLine1764320454880"><table:table-cell table:style-name="ConsumoDispositivos.A2" office:value-type="string"><text:p text:style-name="P2">BMP180</text:p></table:table-cell><table:table-cell table:style-name="ConsumoDispositivos.A2" office:value-type="string"><text:p text:style-name="P3">1<text:span text:style-name="T2">H</text:span>z resolución avanzada <text:span text:style-name="T3">(@3,3v)</text:span></text:p></table:table-cell><table:table-cell table:style-name="ConsumoDispositivos.A2" office:value-type="string"><text:p text:style-name="P2">32</text:p></table:table-cell><table:table-cell table:style-name="ConsumoDispositivos.D2" office:value-type="string"><text:p text:style-name="P2">u<text:span text:style-name="T1">A</text:span></text:p></table:table-cell></table:table-row><table:table-row table:style-name="TableLine1764320457328"><table:table-cell table:style-name="ConsumoDispositivos.A2" table:number-rows-spanned="3" office:value-type="string"><text:p text:style-name="P4"/><text:p text:style-name="P4">AM2302</text:p></table:table-cell><table:table-cell table:style-name="ConsumoDispositivos.A2" office:value-type="string"><text:p text:style-name="P5"><text:span text:style-name="T2">R</text:span>ealizando medida (2ms) <text:span text:style-name="T3">(@3,3v) </text:span></text:p></table:table-cell><table:table-cell table:style-name="ConsumoDispositivos.A2" office:value-type="string"><text:p text:style-name="P4">1,5</text:p></table:table-cell><table:table-cell table:style-name="ConsumoDispositivos.D2" office:value-type="string"><text:p text:style-name="P4">mA</text:p></table:table-cell></table:table-row><table:table-row table:style-name="TableLine1764320457600"><table:covered-table-cell table:style-name="ConsumoDispositivos.A2"/><table:table-cell table:style-name="ConsumoDispositivos.A2" office:value-type="string"><text:p text:style-name="P5">En reposo (998ms) <text:span text:style-name="T3">(@3,3v)</text:span></text:p></table:table-cell><table:table-cell table:style-name="ConsumoDispositivos.A2" office:value-type="string"><text:p text:style-name="P4">50</text:p></table:table-cell><table:table-cell table:style-name="ConsumoDispositivos.D2" office:value-type="string"><text:p text:style-name="P4">uA</text:p></table:table-cell></table:table-row><table:table-row table:style-name="TableLine1764320458960"><table:covered-table-cell table:style-name="ConsumoDispositivos.A2"/><table:table-cell table:style-name="ConsumoDispositivos.A2" office:value-type="string"><text:p text:style-name="P5">Consumo medio <text:span text:style-name="T3">(@3,3v)</text:span></text:p></table:table-cell><table:table-cell table:style-name="ConsumoDispositivos.A2" office:value-type="string"><text:p text:style-name="P6">53</text:p></table:table-cell><table:table-cell table:style-name="ConsumoDispositivos.D2" office:value-type="string"><text:p text:style-name="P6">uA</text:p></table:table-cell></table:table-row><table:table-row table:style-name="TableLine1764320445632"><table:table-cell table:style-name="ConsumoDispositivos.A2" office:value-type="string"><text:p text:style-name="P7">BN-880</text:p></table:table-cell><table:table-cell table:style-name="ConsumoDispositivos.A2" office:value-type="string"><text:p text:style-name="P8">Captura <text:span text:style-name="T3">(@3,3v)</text:span></text:p></table:table-cell><table:table-cell table:style-name="ConsumoDispositivos.A2" office:value-type="string"><text:p text:style-name="P7">80</text:p></table:table-cell><table:table-cell table:style-name="ConsumoDispositivos.D2" office:value-type="string"><text:p text:style-name="P7">mA</text:p></table:table-cell></table:table-row><table:table-row table:style-name="TableLine1764320459232"><table:table-cell table:style-name="ConsumoDispositivos.A2" office:value-type="string"><text:p text:style-name="P7">MPU9250</text:p></table:table-cell><table:table-cell table:style-name="ConsumoDispositivos.A2" office:value-type="string"><text:p text:style-name="P8">8 Hz <text:span text:style-name="T3">(@3,3v)</text:span></text:p></table:table-cell><table:table-cell table:style-name="ConsumoDispositivos.A2" office:value-type="string"><text:p text:style-name="P7">3,7</text:p></table:table-cell><table:table-cell table:style-name="ConsumoDispositivos.D2" office:value-type="string"><text:p text:style-name="P7">mA</text:p></table:table-cell></table:table-row><table:table-row table:style-name="TableLine1764320458416"><table:table-cell table:style-name="ConsumoDispositivos.A2" office:value-type="string"><text:p text:style-name="P7">ESP8266</text:p></table:table-cell><table:table-cell table:style-name="ConsumoDispositivos.A2" office:value-type="string"><text:p text:style-name="P9">Modem deshabilitado <text:span text:style-name="T3">(@3,3v)</text:span></text:p></table:table-cell><table:table-cell table:style-name="ConsumoDispositivos.A2" office:value-type="string"><text:p text:style-name="P7">15</text:p></table:table-cell><table:table-cell table:style-name="ConsumoDispositivos.D2" office:value-type="string"><text:p text:style-name="P7">mA</text:p></table:table-cell></table:table-row><table:table-row table:style-name="TableLine1764320447808"><table:table-cell table:style-name="ConsumoDispositivos.A2" office:value-type="string"><text:p text:style-name="P9">HC12</text:p></table:table-cell><table:table-cell table:style-name="ConsumoDispositivos.A2" office:value-type="string"><text:p text:style-name="P9">TX <text:span text:style-name="T3">(@5V)</text:span></text:p></table:table-cell><table:table-cell table:style-name="ConsumoDispositivos.A2" office:value-type="string"><text:p text:style-name="P9">100</text:p></table:table-cell><table:table-cell table:style-name="ConsumoDispositivos.D2" office:value-type="string"><text:p text:style-name="P9">mA</text:p></table:table-cell></table:table-row><table:table-row table:style-name="TableLine1764320445088"><table:table-cell table:style-name="ConsumoDispositivos.A2" table:number-rows-spanned="2" office:value-type="string"><text:p text:style-name="P9">FS0403-FB</text:p></table:table-cell><table:table-cell table:style-name="ConsumoDispositivos.A2" office:value-type="string"><text:p text:style-name="P9">En reposo <text:span text:style-name="T3">(@5v)</text:span></text:p></table:table-cell><table:table-cell table:style-name="ConsumoDispositivos.A2" office:value-type="string"><text:p text:style-name="P9">6</text:p></table:table-cell><table:table-cell table:style-name="ConsumoDispositivos.D2" office:value-type="string"><text:p text:style-name="P9">mA</text:p></table:table-cell></table:table-row><table:table-row table:style-name="TableLine1764320460864"><table:covered-table-cell table:style-name="ConsumoDispositivos.A2"/><table:table-cell table:style-name="ConsumoDispositivos.A2" office:value-type="string"><text:p text:style-name="P9">En funcionamiento <text:span text:style-name="T3">(@5v)</text:span></text:p></table:table-cell><table:table-cell table:style-name="ConsumoDispositivos.A2" office:value-type="string"><text:p text:style-name="P9">70</text:p></table:table-cell><table:table-cell table:style-name="ConsumoDispositivos.D2" office:value-type="string"><text:p text:style-name="P9">MA</text:p></table:table-cell></table:table-row></table:table><text:p text:style-name="P13">Tabla <text:sequence text:ref-name="refTable0" text:name="Table" text:formula="ooow:Table+1" style:num-format="1">1</text:sequence>: Power budge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Perdidas por eficiencia de los conversores: 80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18:40:51.609000000</meta:creation-date>
    <dc:date>2022-04-27T11:33:48.125000000</dc:date>
    <meta:editing-duration>PT1H58M29S</meta:editing-duration>
    <meta:editing-cycles>3</meta:editing-cycles>
    <meta:generator>LibreOffice/7.2.6.2$Windows_X86_64 LibreOffice_project/b0ec3a565991f7569a5a7f5d24fed7f52653d754</meta:generator>
    <meta:document-statistic meta:table-count="1" meta:image-count="0" meta:object-count="0" meta:page-count="1" meta:paragraph-count="44" meta:word-count="75" meta:character-count="412" meta:non-whitespace-character-count="380"/>
  </office:meta>
</office:document-meta>
</file>